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Web Scraping </text:p>
      <text:p text:style-name="Standard"/>
      <text:p text:style-name="Standard">This app will extract url's from 3 diferent websites and more can be added.</text:p>
      <text:p text:style-name="Standard"/>
      <text:p text:style-name="Standard"/>
      <text:p text:style-name="Standard">Modules used:</text:p>
      <text:p text:style-name="Standard"><text:s text:c="2"/><text:tab/>import requests</text:p>
      <text:p text:style-name="Standard"><text:s/><text:tab/>from bs4 import BeautifulSoup as soup</text:p>
      <text:p text:style-name="Standard"/>
      <text:p text:style-name="Standard"/>
      <text:p text:style-name="Standard">Function: </text:p>
      <text:p text:style-name="Standard"><text:tab/>def real_estate_stories(url, main_class, *args, **kwargs):</text:p>
      <text:p text:style-name="Standard"/>
      <text:p text:style-name="Standard"/>
      <text:p text:style-name="Standard">If would like to add new URLS to the programming.</text:p>
      <text:p text:style-name="Standard">Order of the arguments should be :</text:p>
      <text:p text:style-name="Standard"><text:tab/>arguments --&gt;URL, Main_class_of_content, *sub_classes_if_any, **kwargs -&gt;(tag = name )</text:p>
      <text:p text:style-name="Standard"/>
      <text:p text:style-name="Standard"/>
      <text:p text:style-name="Standard">Url : url of the latest news web page </text:p>
      <text:p text:style-name="Standard"><text:s text:c="3"/><text:tab/>Eg : https://realty.economictimes.indiatimes.com/latest-news</text:p>
      <text:p text:style-name="Standard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2S</meta:editing-duration>
    <meta:editing-cycles>4</meta:editing-cycles>
    <meta:generator>OpenOffice/4.1.6$Win32 OpenOffice.org_project/416m1$Build-9790</meta:generator>
    <dc:date>2020-08-19T15:47:59.97</dc:date>
    <dc:creator>Nanda raju</dc:creator>
    <meta:document-statistic meta:table-count="0" meta:image-count="0" meta:object-count="0" meta:page-count="1" meta:paragraph-count="13" meta:word-count="71" meta:character-count="505"/>
    <meta:user-defined meta:name="Info 1"/>
    <meta:user-defined meta:name="Info 2"/>
    <meta:user-defined meta:name="Info 3"/>
    <meta:user-defined meta:name="Info 4"/>
  </office:meta>
</office:document-meta>
</file>